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77" number:automatic-order="true">
      <number:day-of-week/>
      <number:text>, </number:text>
      <number:month number:textual="true"/>
      <number:text> </number:text>
      <number:day/>
      <number:text>, 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77">
      <style:table-cell-properties style:text-align-source="fix" style:repeat-content="false"/>
      <style:paragraph-properties fo:text-align="end" fo:margin-left="0pt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ce2"/>
        <table:table-row table:style-name="ro1">
          <table:table-cell table:style-name="ce1" office:value-type="date" office:date-value="2015-08-14" calcext:value-type="date">
            <text:p>08/14/15</text:p>
          </table:table-cell>
          <table:table-cell table:number-columns-repeated="4"/>
        </table:table-row>
        <table:table-row table:style-name="ro1">
          <table:table-cell table:style-name="ce1" table:formula="of:=TODAY()" office:value-type="date" office:date-value="2015-06-21" calcext:value-type="date">
            <text:p>06/21/15</text:p>
          </table:table-cell>
          <table:table-cell table:number-columns-repeated="4"/>
        </table:table-row>
        <table:table-row table:style-name="ro1">
          <table:table-cell table:formula="of:=[.A1]-[.A2]"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days as of June 21, 20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Lectures need to be written</text:p>
          </table:table-cell>
          <table:table-cell/>
        </table:table-row>
        <table:table-row table:style-name="ro1">
          <table:table-cell table:number-columns-repeated="2"/>
          <table:table-cell table:formula="of:=[.C3]/[.C4]" office:value-type="float" office:value="4.15384615384615" calcext:value-type="float">
            <text:p>4.1538461538</text:p>
          </table:table-cell>
          <table:table-cell office:value-type="string" calcext:value-type="string">
            <text:p>Days per lecture (average)</text:p>
          </table:table-cell>
          <table:table-cell/>
        </table:table-row>
        <table:table-row table:style-name="ro1">
          <table:table-cell table:number-columns-repeated="2"/>
          <table:table-cell table:formula="of:=FLOOR([.C5];1)" office:value-type="float" office:value="4" calcext:value-type="float">
            <text:p>4</text:p>
          </table:table-cell>
          <table:table-cell office:value-type="string" calcext:value-type="string">
            <text:p>Days per lecture (planned)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ue dat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ostly</text:p>
          </table:table-cell>
          <table:table-cell office:value-type="string" calcext:value-type="string">
            <text:p>Greeting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mostly</text:p>
          </table:table-cell>
          <table:table-cell office:value-type="string" calcext:value-type="string">
            <text:p>Materials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mostly</text:p>
          </table:table-cell>
          <table:table-cell office:value-type="string" calcext:value-type="string">
            <text:p>Steel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mostly</text:p>
          </table:table-cell>
          <table:table-cell office:value-type="string" calcext:value-type="string">
            <text:p>Aluminum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ave material</text:p>
          </table:table-cell>
          <table:table-cell office:value-type="string" calcext:value-type="string">
            <text:p>Wood</text:p>
          </table:table-cell>
          <table:table-cell table:style-name="ce1" office:value-type="date" office:date-value="2015-06-25" calcext:value-type="date">
            <text:p>06/25/15</text:p>
          </table:table-cell>
          <table:table-cell table:style-name="ce3" table:formula="of:=[.D17]" office:value-type="date" office:date-value="2015-06-25" calcext:value-type="date">
            <text:p>Thu, Jun 25, 15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Asphalt</text:p>
          </table:table-cell>
          <table:table-cell table:style-name="ce1" table:formula="of:=[.D17]+4" office:value-type="date" office:date-value="2015-06-29" calcext:value-type="date">
            <text:p>06/29/15</text:p>
          </table:table-cell>
          <table:table-cell table:style-name="ce3" table:formula="of:=[.D18]" office:value-type="date" office:date-value="2015-06-29" calcext:value-type="date">
            <text:p>Mon, Jun 29, 15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Concrete</text:p>
          </table:table-cell>
          <table:table-cell table:style-name="ce1" table:formula="of:=[.D18]+4" office:value-type="date" office:date-value="2015-07-03" calcext:value-type="date">
            <text:p>07/03/15</text:p>
          </table:table-cell>
          <table:table-cell table:style-name="ce3" table:formula="of:=[.D19]" office:value-type="date" office:date-value="2015-07-03" calcext:value-type="date">
            <text:p>Fri, Jul 3, 15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Masonry</text:p>
          </table:table-cell>
          <table:table-cell table:style-name="ce1" table:formula="of:=[.D19]+4" office:value-type="date" office:date-value="2015-07-07" calcext:value-type="date">
            <text:p>07/07/15</text:p>
          </table:table-cell>
          <table:table-cell table:style-name="ce3" table:formula="of:=[.D20]" office:value-type="date" office:date-value="2015-07-07" calcext:value-type="date">
            <text:p>Tue, Jul 7, 15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Moisture</text:p>
          </table:table-cell>
          <table:table-cell table:style-name="ce1" table:formula="of:=[.D20]+4" office:value-type="date" office:date-value="2015-07-11" calcext:value-type="date">
            <text:p>07/11/15</text:p>
          </table:table-cell>
          <table:table-cell table:style-name="ce3" table:formula="of:=[.D21]" office:value-type="date" office:date-value="2015-07-11" calcext:value-type="date">
            <text:p>Sat, Jul 11, 15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Flooring</text:p>
          </table:table-cell>
          <table:table-cell table:style-name="ce1" table:formula="of:=[.D21]+4" office:value-type="date" office:date-value="2015-07-15" calcext:value-type="date">
            <text:p>07/15/15</text:p>
          </table:table-cell>
          <table:table-cell table:style-name="ce3" table:formula="of:=[.D22]" office:value-type="date" office:date-value="2015-07-15" calcext:value-type="date">
            <text:p>Wed, Jul 15, 15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Carpet</text:p>
          </table:table-cell>
          <table:table-cell table:style-name="ce1" table:formula="of:=[.D22]+4" office:value-type="date" office:date-value="2015-07-19" calcext:value-type="date">
            <text:p>07/19/15</text:p>
          </table:table-cell>
          <table:table-cell table:style-name="ce3" table:formula="of:=[.D23]" office:value-type="date" office:date-value="2015-07-19" calcext:value-type="date">
            <text:p>Sun, Jul 19, 15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Gypsum</text:p>
          </table:table-cell>
          <table:table-cell table:style-name="ce1" table:formula="of:=[.D23]+4" office:value-type="date" office:date-value="2015-07-23" calcext:value-type="date">
            <text:p>07/23/15</text:p>
          </table:table-cell>
          <table:table-cell table:style-name="ce3" table:formula="of:=[.D24]" office:value-type="date" office:date-value="2015-07-23" calcext:value-type="date">
            <text:p>Thu, Jul 23, 15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Paint</text:p>
          </table:table-cell>
          <table:table-cell table:style-name="ce1" table:formula="of:=[.D24]+4" office:value-type="date" office:date-value="2015-07-27" calcext:value-type="date">
            <text:p>07/27/15</text:p>
          </table:table-cell>
          <table:table-cell table:style-name="ce3" table:formula="of:=[.D25]" office:value-type="date" office:date-value="2015-07-27" calcext:value-type="date">
            <text:p>Mon, Jul 27, 15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Glass</text:p>
          </table:table-cell>
          <table:table-cell table:style-name="ce1" table:formula="of:=[.D25]+4" office:value-type="date" office:date-value="2015-07-31" calcext:value-type="date">
            <text:p>07/31/15</text:p>
          </table:table-cell>
          <table:table-cell table:style-name="ce3" table:formula="of:=[.D26]" office:value-type="date" office:date-value="2015-07-31" calcext:value-type="date">
            <text:p>Fri, Jul 31, 15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Plastics</text:p>
          </table:table-cell>
          <table:table-cell table:style-name="ce1" table:formula="of:=[.D26]+4" office:value-type="date" office:date-value="2015-08-04" calcext:value-type="date">
            <text:p>08/04/15</text:p>
          </table:table-cell>
          <table:table-cell table:style-name="ce3" table:formula="of:=[.D27]" office:value-type="date" office:date-value="2015-08-04" calcext:value-type="date">
            <text:p>Tue, Aug 4, 15</text:p>
          </table:table-cell>
        </table:table-row>
        <table:table-row table:style-name="ro1">
          <table:table-cell/>
          <table:table-cell table:style-name="ce2" office:value-type="string" calcext:value-type="string">
            <text:p>begun</text:p>
          </table:table-cell>
          <table:table-cell office:value-type="string" calcext:value-type="string">
            <text:p>Class info</text:p>
          </table:table-cell>
          <table:table-cell table:style-name="ce1" table:formula="of:=[.D27]+4" office:value-type="date" office:date-value="2015-08-08" calcext:value-type="date">
            <text:p>08/08/15</text:p>
          </table:table-cell>
          <table:table-cell table:style-name="ce3" table:formula="of:=[.D28]" office:value-type="date" office:date-value="2015-08-08" calcext:value-type="date">
            <text:p>Sat, Aug 8, 15</text:p>
          </table:table-cell>
        </table:table-row>
        <table:table-row table:style-name="ro1">
          <table:table-cell/>
          <table:table-cell table:style-name="ce2" office:value-type="string" calcext:value-type="string">
            <text:p>begun</text:p>
          </table:table-cell>
          <table:table-cell office:value-type="string" calcext:value-type="string">
            <text:p>Course Intro</text:p>
          </table:table-cell>
          <table:table-cell table:style-name="ce1" table:formula="of:=[.D28]+4" office:value-type="date" office:date-value="2015-08-12" calcext:value-type="date">
            <text:p>08/12/15</text:p>
          </table:table-cell>
          <table:table-cell table:style-name="ce3" table:formula="of:=[.D29]" office:value-type="date" office:date-value="2015-08-12" calcext:value-type="date">
            <text:p>Wed, Aug 12, 15</text:p>
          </table:table-cell>
        </table:table-row>
        <table:table-row table:style-name="ro1" table:number-rows-repeated="104854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on Allen</meta:initial-creator>
    <meta:creation-date>2015-06-21T13:27:05.123054745</meta:creation-date>
    <dc:date>2015-06-21T13:34:28.876272639</dc:date>
    <dc:creator>Damon Allen</dc:creator>
    <meta:editing-duration>PT13S</meta:editing-duration>
    <meta:editing-cycles>1</meta:editing-cycles>
    <meta:document-statistic meta:table-count="1" meta:cell-count="62" meta:object-count="0"/>
    <meta:generator>LibreOffice/4.4.4.2$Linux_X86_64 LibreOffice_project/40m0$Build-2</meta:generator>
  </office:meta>
</office:document-meta>
</file>